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55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3.501cm"/>
    </style:style>
    <style:style style:name="co4" style:family="table-column">
      <style:table-column-properties fo:break-before="auto" style:column-width="4.029cm"/>
    </style:style>
    <style:style style:name="co5" style:family="table-column">
      <style:table-column-properties fo:break-before="auto" style:column-width="11.714cm"/>
    </style:style>
    <style:style style:name="co6" style:family="table-column">
      <style:table-column-properties fo:break-before="auto" style:column-width="17.126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-ranges="Feuille1.A6:Feuille1.F9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Source:</text:p>
          </table:table-cell>
          <table:table-cell office:value-type="string">
            <text:p>C:\Users\Valéry\Documents\GitHub\VTM0001-EnergyMonitor\EnergyMonitor.sch</text:p>
          </table:table-cell>
          <table:table-cell table:number-columns-repeated="5"/>
        </table:table-row>
        <table:table-row table:style-name="ro1">
          <table:table-cell office:value-type="string">
            <text:p>Date:</text:p>
          </table:table-cell>
          <table:table-cell office:value-type="string">
            <text:p>14/07/2020 16:08:53</text:p>
          </table:table-cell>
          <table:table-cell table:number-columns-repeated="5"/>
        </table:table-row>
        <table:table-row table:style-name="ro1">
          <table:table-cell office:value-type="string">
            <text:p>Tool:</text:p>
          </table:table-cell>
          <table:table-cell office:value-type="string">
            <text:p>Eeschema (5.1.6)-1</text:p>
          </table:table-cell>
          <table:table-cell table:number-columns-repeated="5"/>
        </table:table-row>
        <table:table-row table:style-name="ro1">
          <table:table-cell office:value-type="string">
            <text:p>Generator:</text:p>
          </table:table-cell>
          <table:table-cell office:value-type="string">
            <text:p>C:\Program Files\KiCad\bin\scripting\plugins/bom_csv_grouped_by_value_with_fp.py</text:p>
          </table:table-cell>
          <table:table-cell table:number-columns-repeated="5"/>
        </table:table-row>
        <table:table-row table:style-name="ro1">
          <table:table-cell office:value-type="string">
            <text:p>Component Count:</text:p>
          </table:table-cell>
          <table:table-cell office:value-type="string">
            <text:p>130</text:p>
          </table:table-cell>
          <table:table-cell table:number-columns-repeated="5"/>
        </table:table-row>
        <table:table-row table:style-name="ro2">
          <table:table-cell table:style-name="ce1" office:value-type="string">
            <text:p>Ref</text:p>
          </table:table-cell>
          <table:table-cell table:style-name="ce1" office:value-type="string">
            <text:p>Qn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Cmp nam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Vendor</text:p>
          </table:table-cell>
        </table:table-row>
        <table:table-row table:style-name="ro1">
          <table:table-cell office:value-type="string">
            <text:p>C1, C2, C3, C4, </text:p>
          </table:table-cell>
          <table:table-cell office:value-type="string">
            <text:p>4</text:p>
          </table:table-cell>
          <table:table-cell office:value-type="string">
            <text:p>33nF</text:p>
          </table:table-cell>
          <table:table-cell office:value-type="string">
            <text:p>C</text:p>
          </table:table-cell>
          <table:table-cell office:value-type="string">
            <text:p>ValTronix:C_0805</text:p>
          </table:table-cell>
          <table:table-cell office:value-type="string">
            <text:p>Unpolarized capacitor</text:p>
          </table:table-cell>
          <table:table-cell/>
        </table:table-row>
        <table:table-row table:style-name="ro1">
          <table:table-cell office:value-type="string">
            <text:p>C5, </text:p>
          </table:table-cell>
          <table:table-cell office:value-type="string">
            <text:p>1</text:p>
          </table:table-cell>
          <table:table-cell office:value-type="string">
            <text:p>1µF</text:p>
          </table:table-cell>
          <table:table-cell office:value-type="string">
            <text:p>CP</text:p>
          </table:table-cell>
          <table:table-cell office:value-type="string">
            <text:p>ValTronix:CP_Elec_4x5.7</text:p>
          </table:table-cell>
          <table:table-cell office:value-type="string">
            <text:p>Polarized capacitor</text:p>
          </table:table-cell>
          <table:table-cell/>
        </table:table-row>
        <table:table-row table:style-name="ro1">
          <table:table-cell office:value-type="string">
            <text:p>C6, C7, C21, C23, </text:p>
          </table:table-cell>
          <table:table-cell office:value-type="string">
            <text:p>4</text:p>
          </table:table-cell>
          <table:table-cell office:value-type="string">
            <text:p>100nF</text:p>
          </table:table-cell>
          <table:table-cell office:value-type="string">
            <text:p>C</text:p>
          </table:table-cell>
          <table:table-cell office:value-type="string">
            <text:p>ValTronix:C_1206</text:p>
          </table:table-cell>
          <table:table-cell office:value-type="string">
            <text:p>Unpolarized capacitor</text:p>
          </table:table-cell>
          <table:table-cell/>
        </table:table-row>
        <table:table-row table:style-name="ro1">
          <table:table-cell office:value-type="string">
            <text:p>C8, C13, C14, C15, C25, </text:p>
          </table:table-cell>
          <table:table-cell office:value-type="string">
            <text:p>5</text:p>
          </table:table-cell>
          <table:table-cell office:value-type="string">
            <text:p>100nF</text:p>
          </table:table-cell>
          <table:table-cell office:value-type="string">
            <text:p>C</text:p>
          </table:table-cell>
          <table:table-cell office:value-type="string">
            <text:p>ValTronix:C_0805</text:p>
          </table:table-cell>
          <table:table-cell office:value-type="string">
            <text:p>Unpolarized capacitor</text:p>
          </table:table-cell>
          <table:table-cell/>
        </table:table-row>
        <table:table-row table:style-name="ro1">
          <table:table-cell office:value-type="string">
            <text:p>C9, C10, </text:p>
          </table:table-cell>
          <table:table-cell office:value-type="string">
            <text:p>2</text:p>
          </table:table-cell>
          <table:table-cell office:value-type="string">
            <text:p>22pF</text:p>
          </table:table-cell>
          <table:table-cell office:value-type="string">
            <text:p>C</text:p>
          </table:table-cell>
          <table:table-cell office:value-type="string">
            <text:p>ValTronix:C_0805</text:p>
          </table:table-cell>
          <table:table-cell office:value-type="string">
            <text:p>Unpolarized capacitor</text:p>
          </table:table-cell>
          <table:table-cell/>
        </table:table-row>
        <table:table-row table:style-name="ro1">
          <table:table-cell office:value-type="string">
            <text:p>C11, </text:p>
          </table:table-cell>
          <table:table-cell office:value-type="string">
            <text:p>1</text:p>
          </table:table-cell>
          <table:table-cell office:value-type="string">
            <text:p>1nF</text:p>
          </table:table-cell>
          <table:table-cell office:value-type="string">
            <text:p>C</text:p>
          </table:table-cell>
          <table:table-cell office:value-type="string">
            <text:p>ValTronix:C_0603</text:p>
          </table:table-cell>
          <table:table-cell office:value-type="string">
            <text:p>Unpolarized capacitor</text:p>
          </table:table-cell>
          <table:table-cell/>
        </table:table-row>
        <table:table-row table:style-name="ro1">
          <table:table-cell office:value-type="string">
            <text:p>C12, </text:p>
          </table:table-cell>
          <table:table-cell office:value-type="string">
            <text:p>1</text:p>
          </table:table-cell>
          <table:table-cell office:value-type="string">
            <text:p>10nF</text:p>
          </table:table-cell>
          <table:table-cell office:value-type="string">
            <text:p>C</text:p>
          </table:table-cell>
          <table:table-cell office:value-type="string">
            <text:p>ValTronix:C_0603</text:p>
          </table:table-cell>
          <table:table-cell office:value-type="string">
            <text:p>Unpolarized capacitor</text:p>
          </table:table-cell>
          <table:table-cell/>
        </table:table-row>
        <table:table-row table:style-name="ro1">
          <table:table-cell office:value-type="string">
            <text:p>C16, C17, </text:p>
          </table:table-cell>
          <table:table-cell office:value-type="string">
            <text:p>2</text:p>
          </table:table-cell>
          <table:table-cell office:value-type="string">
            <text:p>4.7µF</text:p>
          </table:table-cell>
          <table:table-cell office:value-type="string">
            <text:p>CP</text:p>
          </table:table-cell>
          <table:table-cell office:value-type="string">
            <text:p>ValTronix:CP_Radial_D10.0mm_P5.00mm</text:p>
          </table:table-cell>
          <table:table-cell office:value-type="string">
            <text:p>Polarized capacitor</text:p>
          </table:table-cell>
          <table:table-cell/>
        </table:table-row>
        <table:table-row table:style-name="ro1">
          <table:table-cell office:value-type="string">
            <text:p>C18, </text:p>
          </table:table-cell>
          <table:table-cell office:value-type="string">
            <text:p>1</text:p>
          </table:table-cell>
          <table:table-cell office:value-type="string">
            <text:p>0.1µF</text:p>
          </table:table-cell>
          <table:table-cell office:value-type="string">
            <text:p>C</text:p>
          </table:table-cell>
          <table:table-cell office:value-type="string">
            <text:p>ValTronix:C_1206</text:p>
          </table:table-cell>
          <table:table-cell office:value-type="string">
            <text:p>Unpolarized capacitor</text:p>
          </table:table-cell>
          <table:table-cell/>
        </table:table-row>
        <table:table-row table:style-name="ro1">
          <table:table-cell office:value-type="string">
            <text:p>C19, C20, </text:p>
          </table:table-cell>
          <table:table-cell office:value-type="string">
            <text:p>2</text:p>
          </table:table-cell>
          <table:table-cell office:value-type="string">
            <text:p>47µF</text:p>
          </table:table-cell>
          <table:table-cell office:value-type="string">
            <text:p>CP</text:p>
          </table:table-cell>
          <table:table-cell office:value-type="string">
            <text:p>ValTronix:CP_Elec_6.3x7.7</text:p>
          </table:table-cell>
          <table:table-cell office:value-type="string">
            <text:p>Polarized capacitor</text:p>
          </table:table-cell>
          <table:table-cell/>
        </table:table-row>
        <table:table-row table:style-name="ro1">
          <table:table-cell office:value-type="string">
            <text:p>C22, C24, </text:p>
          </table:table-cell>
          <table:table-cell office:value-type="string">
            <text:p>2</text:p>
          </table:table-cell>
          <table:table-cell office:value-type="string">
            <text:p>10µF</text:p>
          </table:table-cell>
          <table:table-cell office:value-type="string">
            <text:p>CP</text:p>
          </table:table-cell>
          <table:table-cell office:value-type="string">
            <text:p>ValTronix:CP_Elec_4x5.7</text:p>
          </table:table-cell>
          <table:table-cell office:value-type="string">
            <text:p>Polarized capacitor</text:p>
          </table:table-cell>
          <table:table-cell/>
        </table:table-row>
        <table:table-row table:style-name="ro1">
          <table:table-cell office:value-type="string">
            <text:p>C26, </text:p>
          </table:table-cell>
          <table:table-cell office:value-type="string">
            <text:p>1</text:p>
          </table:table-cell>
          <table:table-cell table:number-columns-repeated="2" office:value-type="string">
            <text:p>C</text:p>
          </table:table-cell>
          <table:table-cell office:value-type="string">
            <text:p>ValTronix:C_0805</text:p>
          </table:table-cell>
          <table:table-cell office:value-type="string">
            <text:p>Unpolarized capacitor</text:p>
          </table:table-cell>
          <table:table-cell/>
        </table:table-row>
        <table:table-row table:style-name="ro1">
          <table:table-cell office:value-type="string">
            <text:p>D1, D3, </text:p>
          </table:table-cell>
          <table:table-cell office:value-type="string">
            <text:p>2</text:p>
          </table:table-cell>
          <table:table-cell table:number-columns-repeated="2" office:value-type="string">
            <text:p>1N4007</text:p>
          </table:table-cell>
          <table:table-cell office:value-type="string">
            <text:p>ValTronix:D_DO-41_SOD81_P10.16mm_Horizontal</text:p>
          </table:table-cell>
          <table:table-cell office:value-type="string">
            <text:p>1000V 1A General Purpose Rectifier Diode, DO-41</text:p>
          </table:table-cell>
          <table:table-cell/>
        </table:table-row>
        <table:table-row table:style-name="ro1">
          <table:table-cell office:value-type="string">
            <text:p>D2, </text:p>
          </table:table-cell>
          <table:table-cell office:value-type="string">
            <text:p>1</text:p>
          </table:table-cell>
          <table:table-cell table:number-columns-repeated="2" office:value-type="string">
            <text:p>UF4005</text:p>
          </table:table-cell>
          <table:table-cell office:value-type="string">
            <text:p>ValTronix:D_DO-41_SOD81_P10.16mm_Horizontal</text:p>
          </table:table-cell>
          <table:table-cell office:value-type="string">
            <text:p>600V 1A Soft Recovery Ultrafast Rectifier Diode, DO-41</text:p>
          </table:table-cell>
          <table:table-cell/>
        </table:table-row>
        <table:table-row table:style-name="ro1">
          <table:table-cell office:value-type="string">
            <text:p>D4, </text:p>
          </table:table-cell>
          <table:table-cell office:value-type="string">
            <text:p>1</text:p>
          </table:table-cell>
          <table:table-cell office:value-type="string">
            <text:p>FS0103MA</text:p>
          </table:table-cell>
          <table:table-cell office:value-type="string">
            <text:p>FS01xxMA</text:p>
          </table:table-cell>
          <table:table-cell office:value-type="string">
            <text:p>ValTronix:TO-92_Inline_Narrow_Oval</text:p>
          </table:table-cell>
          <table:table-cell office:value-type="string">
            <text:p>0.8A Ion, 600V Voff, 5-200µA Igt, Silicon Controlled Rectifier (Thyristor), TO-92</text:p>
          </table:table-cell>
          <table:table-cell/>
        </table:table-row>
        <table:table-row table:style-name="ro1">
          <table:table-cell office:value-type="string">
            <text:p>D5, </text:p>
          </table:table-cell>
          <table:table-cell office:value-type="string">
            <text:p>1</text:p>
          </table:table-cell>
          <table:table-cell office:value-type="string">
            <text:p>SMBJ5.0A</text:p>
          </table:table-cell>
          <table:table-cell office:value-type="string">
            <text:p>SMBJxxA</text:p>
          </table:table-cell>
          <table:table-cell office:value-type="string">
            <text:p>ValTronix:D_SMB</text:p>
          </table:table-cell>
          <table:table-cell office:value-type="string">
            <text:p>600W unidirectional Transient Voltage Suppression Diode, DO214AA (SMB J-Bend)</text:p>
          </table:table-cell>
          <table:table-cell/>
        </table:table-row>
        <table:table-row table:style-name="ro1">
          <table:table-cell office:value-type="string">
            <text:p>DZ1, </text:p>
          </table:table-cell>
          <table:table-cell office:value-type="string">
            <text:p>1</text:p>
          </table:table-cell>
          <table:table-cell office:value-type="string">
            <text:p>BZV55C3V9</text:p>
          </table:table-cell>
          <table:table-cell office:value-type="string">
            <text:p>BZV55Cxxx</text:p>
          </table:table-cell>
          <table:table-cell office:value-type="string">
            <text:p>ValTronix:D_MiniMELF</text:p>
          </table:table-cell>
          <table:table-cell office:value-type="string">
            <text:p>500mW Zener Diode, 2.4-75V, 5%, MiniMELF</text:p>
          </table:table-cell>
          <table:table-cell/>
        </table:table-row>
        <table:table-row table:style-name="ro1">
          <table:table-cell office:value-type="string">
            <text:p>FB1, FB2, FB3, FB6, </text:p>
          </table:table-cell>
          <table:table-cell office:value-type="string">
            <text:p>4</text:p>
          </table:table-cell>
          <table:table-cell office:value-type="string">
            <text:p>BLM18PG121SN1D</text:p>
          </table:table-cell>
          <table:table-cell office:value-type="string">
            <text:p>Ferrite_Bead_Small</text:p>
          </table:table-cell>
          <table:table-cell office:value-type="string">
            <text:p>ValTronix:L_0805</text:p>
          </table:table-cell>
          <table:table-cell office:value-type="string">
            <text:p>Ferrite bead, small symbol</text:p>
          </table:table-cell>
          <table:table-cell/>
        </table:table-row>
        <table:table-row table:style-name="ro2">
          <table:table-cell office:value-type="string">
            <text:p>FB4, FB5, </text:p>
          </table:table-cell>
          <table:table-cell office:value-type="string">
            <text:p>2</text:p>
          </table:table-cell>
          <table:table-cell office:value-type="string">
            <text:p><text:s/></text:p>
          </table:table-cell>
          <table:table-cell office:value-type="string">
            <text:p>Ferrite_Bead_Small</text:p>
          </table:table-cell>
          <table:table-cell office:value-type="string">
            <text:p>ValTronix:L_FB_BL01</text:p>
          </table:table-cell>
          <table:table-cell office:value-type="string">
            <text:p>Ferrite bead, small symbol</text:p>
          </table:table-cell>
          <table:table-cell/>
        </table:table-row>
        <table:table-row table:style-name="ro1">
          <table:table-cell office:value-type="string">
            <text:p>H1, </text:p>
          </table:table-cell>
          <table:table-cell office:value-type="string">
            <text:p>1</text:p>
          </table:table-cell>
          <table:table-cell office:value-type="string">
            <text:p>Nin</text:p>
          </table:table-cell>
          <table:table-cell office:value-type="string">
            <text:p>MountingHole_Pad</text:p>
          </table:table-cell>
          <table:table-cell office:value-type="string">
            <text:p>Mounting_Holes:MountingHole_3.2mm_M3_ISO14580_Pad</text:p>
          </table:table-cell>
          <table:table-cell office:value-type="string">
            <text:p>Mounting Hole with connection</text:p>
          </table:table-cell>
          <table:table-cell/>
        </table:table-row>
        <table:table-row table:style-name="ro1">
          <table:table-cell office:value-type="string">
            <text:p>H2, </text:p>
          </table:table-cell>
          <table:table-cell office:value-type="string">
            <text:p>1</text:p>
          </table:table-cell>
          <table:table-cell office:value-type="string">
            <text:p>Nout</text:p>
          </table:table-cell>
          <table:table-cell office:value-type="string">
            <text:p>MountingHole_Pad</text:p>
          </table:table-cell>
          <table:table-cell office:value-type="string">
            <text:p>Mounting_Holes:MountingHole_3.2mm_M3_ISO14580_Pad</text:p>
          </table:table-cell>
          <table:table-cell office:value-type="string">
            <text:p>Mounting Hole with connection</text:p>
          </table:table-cell>
          <table:table-cell/>
        </table:table-row>
        <table:table-row table:style-name="ro1">
          <table:table-cell office:value-type="string">
            <text:p>H3, H4, H5, H6, </text:p>
          </table:table-cell>
          <table:table-cell office:value-type="string">
            <text:p>4</text:p>
          </table:table-cell>
          <table:table-cell office:value-type="string">
            <text:p>M2</text:p>
          </table:table-cell>
          <table:table-cell office:value-type="string">
            <text:p>MountingHole</text:p>
          </table:table-cell>
          <table:table-cell office:value-type="string">
            <text:p>Mounting_Holes:MountingHole_2.2mm_M2_ISO14580</text:p>
          </table:table-cell>
          <table:table-cell office:value-type="string">
            <text:p>Mounting Hole without connection</text:p>
          </table:table-cell>
          <table:table-cell/>
        </table:table-row>
        <table:table-row table:style-name="ro1">
          <table:table-cell office:value-type="string">
            <text:p>J1, </text:p>
          </table:table-cell>
          <table:table-cell office:value-type="string">
            <text:p>1</text:p>
          </table:table-cell>
          <table:table-cell office:value-type="string">
            <text:p>IN</text:p>
          </table:table-cell>
          <table:table-cell office:value-type="string">
            <text:p>Screw_Terminal_01x02</text:p>
          </table:table-cell>
          <table:table-cell office:value-type="string">
            <text:p>ValTronix:TerminalBlock_bornier-2_P5.08mm</text:p>
          </table:table-cell>
          <table:table-cell office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>
            <text:p>J2, </text:p>
          </table:table-cell>
          <table:table-cell office:value-type="string">
            <text:p>1</text:p>
          </table:table-cell>
          <table:table-cell office:value-type="string">
            <text:p>OUT</text:p>
          </table:table-cell>
          <table:table-cell office:value-type="string">
            <text:p>Screw_Terminal_01x02</text:p>
          </table:table-cell>
          <table:table-cell office:value-type="string">
            <text:p>ValTronix:TerminalBlock_bornier-2_P5.08mm</text:p>
          </table:table-cell>
          <table:table-cell office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>
            <text:p>J4, </text:p>
          </table:table-cell>
          <table:table-cell office:value-type="string">
            <text:p>1</text:p>
          </table:table-cell>
          <table:table-cell office:value-type="string">
            <text:p>UART</text:p>
          </table:table-cell>
          <table:table-cell office:value-type="string">
            <text:p>Conn_01x04</text:p>
          </table:table-cell>
          <table:table-cell office:value-type="string">
            <text:p>ValTronix:Pin_Header_Straight_1x04_Pitch2.54mm</text:p>
          </table:table-cell>
          <table:table-cell office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>
            <text:p>J5, </text:p>
          </table:table-cell>
          <table:table-cell office:value-type="string">
            <text:p>1</text:p>
          </table:table-cell>
          <table:table-cell office:value-type="string">
            <text:p>Conn_01x06</text:p>
          </table:table-cell>
          <table:table-cell office:value-type="string">
            <text:p>Conn_01x06</text:p>
          </table:table-cell>
          <table:table-cell office:value-type="string">
            <text:p>ValTronix:Pin_Header_Straight_1x06_Pitch2.54mm</text:p>
          </table:table-cell>
          <table:table-cell office:value-type="string">
            <text:p>Generic connector, single row, 01x06, script generated (kicad-library-utils/schlib/autogen/connector/)</text:p>
          </table:table-cell>
          <table:table-cell/>
        </table:table-row>
        <table:table-row table:style-name="ro1">
          <table:table-cell office:value-type="string">
            <text:p>J6, </text:p>
          </table:table-cell>
          <table:table-cell office:value-type="string">
            <text:p>1</text:p>
          </table:table-cell>
          <table:table-cell office:value-type="string">
            <text:p>5V</text:p>
          </table:table-cell>
          <table:table-cell office:value-type="string">
            <text:p>Conn_01x02</text:p>
          </table:table-cell>
          <table:table-cell office:value-type="string">
            <text:p>ValTronix:Pin_Header_Straight_1x02_Pitch2.54mm</text:p>
          </table:table-cell>
          <table:table-cell office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>
            <text:p>J7, </text:p>
          </table:table-cell>
          <table:table-cell office:value-type="string">
            <text:p>1</text:p>
          </table:table-cell>
          <table:table-cell office:value-type="string">
            <text:p>3V3</text:p>
          </table:table-cell>
          <table:table-cell office:value-type="string">
            <text:p>Conn_01x02</text:p>
          </table:table-cell>
          <table:table-cell office:value-type="string">
            <text:p>ValTronix:Pin_Header_Straight_1x02_Pitch2.54mm</text:p>
          </table:table-cell>
          <table:table-cell office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>
            <text:p>JP1, </text:p>
          </table:table-cell>
          <table:table-cell office:value-type="string">
            <text:p>1</text:p>
          </table:table-cell>
          <table:table-cell office:value-type="string">
            <text:p>Jumper</text:p>
          </table:table-cell>
          <table:table-cell office:value-type="string">
            <text:p>Jumper</text:p>
          </table:table-cell>
          <table:table-cell office:value-type="string">
            <text:p>Pin_Headers:Pin_Header_Straight_1x02_Pitch2.54mm</text:p>
          </table:table-cell>
          <table:table-cell office:value-type="string">
            <text:p>Jumper, normally closed</text:p>
          </table:table-cell>
          <table:table-cell/>
        </table:table-row>
        <table:table-row table:style-name="ro1">
          <table:table-cell office:value-type="string">
            <text:p>L1, </text:p>
          </table:table-cell>
          <table:table-cell office:value-type="string">
            <text:p>1</text:p>
          </table:table-cell>
          <table:table-cell office:value-type="string">
            <text:p>1800µH</text:p>
          </table:table-cell>
          <table:table-cell office:value-type="string">
            <text:p>L_Core_Ferrite</text:p>
          </table:table-cell>
          <table:table-cell office:value-type="string">
            <text:p>ValTronix:L_Bourns_SDR1006</text:p>
          </table:table-cell>
          <table:table-cell office:value-type="string">
            <text:p>Inductor with ferrite core</text:p>
          </table:table-cell>
          <table:table-cell/>
        </table:table-row>
        <table:table-row table:style-name="ro1">
          <table:table-cell office:value-type="string">
            <text:p>L2, </text:p>
          </table:table-cell>
          <table:table-cell office:value-type="string">
            <text:p>1</text:p>
          </table:table-cell>
          <table:table-cell office:value-type="string">
            <text:p>10µH</text:p>
          </table:table-cell>
          <table:table-cell office:value-type="string">
            <text:p>L_Core_Ferrite</text:p>
          </table:table-cell>
          <table:table-cell office:value-type="string">
            <text:p>ValTronix:L_1210</text:p>
          </table:table-cell>
          <table:table-cell office:value-type="string">
            <text:p>Inductor with ferrite core</text:p>
          </table:table-cell>
          <table:table-cell/>
        </table:table-row>
        <table:table-row table:style-name="ro1">
          <table:table-cell office:value-type="string">
            <text:p>LD1, LD2, LD3, LD4, </text:p>
          </table:table-cell>
          <table:table-cell office:value-type="string">
            <text:p>4</text:p>
          </table:table-cell>
          <table:table-cell table:number-columns-repeated="2" office:value-type="string">
            <text:p>LED_0805</text:p>
          </table:table-cell>
          <table:table-cell office:value-type="string">
            <text:p>ValTronix:LED_0805</text:p>
          </table:table-cell>
          <table:table-cell office:value-type="string">
            <text:p>Light emitting diode</text:p>
          </table:table-cell>
          <table:table-cell/>
        </table:table-row>
        <table:table-row table:style-name="ro1">
          <table:table-cell office:value-type="string">
            <text:p>MOV1, </text:p>
          </table:table-cell>
          <table:table-cell office:value-type="string">
            <text:p>1</text:p>
          </table:table-cell>
          <table:table-cell office:value-type="string">
            <text:p>MOV-10D420K</text:p>
          </table:table-cell>
          <table:table-cell office:value-type="string">
            <text:p>MOV-10DxxxK</text:p>
          </table:table-cell>
          <table:table-cell office:value-type="string">
            <text:p>ValTronix:RV_Disc_D12_W4.5_P7.5</text:p>
          </table:table-cell>
          <table:table-cell office:value-type="string">
            <text:p>Metal Oxide Varistor</text:p>
          </table:table-cell>
          <table:table-cell/>
        </table:table-row>
        <table:table-row table:style-name="ro1">
          <table:table-cell office:value-type="string">
            <text:p>NT1, 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Net-Tie_2</text:p>
          </table:table-cell>
          <table:table-cell office:value-type="string">
            <text:p>ValTronix:R_0805</text:p>
          </table:table-cell>
          <table:table-cell office:value-type="string">
            <text:p>Net tie, 2 pins</text:p>
          </table:table-cell>
          <table:table-cell/>
        </table:table-row>
        <table:table-row table:style-name="ro1">
          <table:table-cell office:value-type="string">
            <text:p>Q1, </text:p>
          </table:table-cell>
          <table:table-cell office:value-type="string">
            <text:p>1</text:p>
          </table:table-cell>
          <table:table-cell table:number-columns-repeated="2" office:value-type="string">
            <text:p>2N3906</text:p>
          </table:table-cell>
          <table:table-cell office:value-type="string">
            <text:p>ValTronix:TO-92_Inline_Narrow_Oval</text:p>
          </table:table-cell>
          <table:table-cell office:value-type="string">
            <text:p>-0.2A Ic, -40V Vce, Small Signal PNP Transistor, TO-92</text:p>
          </table:table-cell>
          <table:table-cell/>
        </table:table-row>
        <table:table-row table:style-name="ro1">
          <table:table-cell office:value-type="string">
            <text:p>R1, </text:p>
          </table:table-cell>
          <table:table-cell office:value-type="string">
            <text:p>1</text:p>
          </table:table-cell>
          <table:table-cell office:value-type="string">
            <text:p>2m</text:p>
          </table:table-cell>
          <table:table-cell office:value-type="string">
            <text:p>R</text:p>
          </table:table-cell>
          <table:table-cell office:value-type="string">
            <text:p>ValTronix:R_2512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2, R3, R8, R9, R12, R13, R15, R17, R21, R22, R23, R24, </text:p>
          </table:table-cell>
          <table:table-cell office:value-type="string">
            <text:p>12</text:p>
          </table:table-cell>
          <table:table-cell office:value-type="string">
            <text:p>1k</text:p>
          </table:table-cell>
          <table:table-cell office:value-type="string">
            <text:p>R</text:p>
          </table:table-cell>
          <table:table-cell office:value-type="string">
            <text:p>ValTronix:R_0805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4, R5, R6, </text:p>
          </table:table-cell>
          <table:table-cell office:value-type="string">
            <text:p>3</text:p>
          </table:table-cell>
          <table:table-cell office:value-type="string">
            <text:p>330k</text:p>
          </table:table-cell>
          <table:table-cell office:value-type="string">
            <text:p>R</text:p>
          </table:table-cell>
          <table:table-cell office:value-type="string">
            <text:p>ValTronix:R_MicroMELF_MMU-0102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7, </text:p>
          </table:table-cell>
          <table:table-cell office:value-type="string">
            <text:p>1</text:p>
          </table:table-cell>
          <table:table-cell office:value-type="string">
            <text:p>9.1k</text:p>
          </table:table-cell>
          <table:table-cell office:value-type="string">
            <text:p>R</text:p>
          </table:table-cell>
          <table:table-cell office:value-type="string">
            <text:p>ValTronix:R_MicroMELF_MMU-0102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10, R11, </text:p>
          </table:table-cell>
          <table:table-cell office:value-type="string">
            <text:p>2</text:p>
          </table:table-cell>
          <table:table-cell office:value-type="string">
            <text:p>4.7k</text:p>
          </table:table-cell>
          <table:table-cell office:value-type="string">
            <text:p>R</text:p>
          </table:table-cell>
          <table:table-cell office:value-type="string">
            <text:p>ValTronix:R_0805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14, R16, </text:p>
          </table:table-cell>
          <table:table-cell office:value-type="string">
            <text:p>2</text:p>
          </table:table-cell>
          <table:table-cell office:value-type="string">
            <text:p>2k</text:p>
          </table:table-cell>
          <table:table-cell office:value-type="string">
            <text:p>R</text:p>
          </table:table-cell>
          <table:table-cell office:value-type="string">
            <text:p>ValTronix:R_0805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18, R19, </text:p>
          </table:table-cell>
          <table:table-cell office:value-type="string">
            <text:p>2</text:p>
          </table:table-cell>
          <table:table-cell office:value-type="string">
            <text:p>10k</text:p>
          </table:table-cell>
          <table:table-cell office:value-type="string">
            <text:p>R</text:p>
          </table:table-cell>
          <table:table-cell office:value-type="string">
            <text:p>ValTronix:R_0805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20, </text:p>
          </table:table-cell>
          <table:table-cell office:value-type="string">
            <text:p>1</text:p>
          </table:table-cell>
          <table:table-cell office:value-type="string">
            <text:p>200</text:p>
          </table:table-cell>
          <table:table-cell office:value-type="string">
            <text:p>R</text:p>
          </table:table-cell>
          <table:table-cell office:value-type="string">
            <text:p>ValTronix:R_0805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25, 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RFP</text:p>
          </table:table-cell>
          <table:table-cell office:value-type="string">
            <text:p>ValTronix:R_Axial_DIN0414_L11.9mm_D4.5mm_P15.24mm_Horizontal</text:p>
          </table:table-cell>
          <table:table-cell office:value-type="string">
            <text:p>Flameproof Resistor</text:p>
          </table:table-cell>
          <table:table-cell/>
        </table:table-row>
        <table:table-row table:style-name="ro1">
          <table:table-cell office:value-type="string">
            <text:p>R26, </text:p>
          </table:table-cell>
          <table:table-cell office:value-type="string">
            <text:p>1</text:p>
          </table:table-cell>
          <table:table-cell office:value-type="string">
            <text:p>560</text:p>
          </table:table-cell>
          <table:table-cell office:value-type="string">
            <text:p>R</text:p>
          </table:table-cell>
          <table:table-cell office:value-type="string">
            <text:p>ValTronix:R_0805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27, 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R</text:p>
          </table:table-cell>
          <table:table-cell office:value-type="string">
            <text:p>ValTronix:R_0805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28, </text:p>
          </table:table-cell>
          <table:table-cell office:value-type="string">
            <text:p>1</text:p>
          </table:table-cell>
          <table:table-cell office:value-type="string">
            <text:p>33k</text:p>
          </table:table-cell>
          <table:table-cell office:value-type="string">
            <text:p>R</text:p>
          </table:table-cell>
          <table:table-cell office:value-type="string">
            <text:p>ValTronix:R_0805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29, </text:p>
          </table:table-cell>
          <table:table-cell office:value-type="string">
            <text:p>1</text:p>
          </table:table-cell>
          <table:table-cell office:value-type="string">
            <text:p>12k</text:p>
          </table:table-cell>
          <table:table-cell office:value-type="string">
            <text:p>R</text:p>
          </table:table-cell>
          <table:table-cell office:value-type="string">
            <text:p>ValTronix:R_0805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30, </text:p>
          </table:table-cell>
          <table:table-cell office:value-type="string">
            <text:p>1</text:p>
          </table:table-cell>
          <table:table-cell office:value-type="string">
            <text:p>30k</text:p>
          </table:table-cell>
          <table:table-cell office:value-type="string">
            <text:p>R</text:p>
          </table:table-cell>
          <table:table-cell office:value-type="string">
            <text:p>ValTronix:R_0805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31, R32, R33, </text:p>
          </table:table-cell>
          <table:table-cell office:value-type="string">
            <text:p>3</text:p>
          </table:table-cell>
          <table:table-cell table:number-columns-repeated="2" office:value-type="string">
            <text:p>R</text:p>
          </table:table-cell>
          <table:table-cell office:value-type="string">
            <text:p>ValTronix:R_0805</text:p>
          </table:table-cell>
          <table:table-cell office:value-type="string">
            <text:p>Resistor</text:p>
          </table:table-cell>
          <table:table-cell/>
        </table:table-row>
        <table:table-row table:style-name="ro1">
          <table:table-cell office:value-type="string">
            <text:p>RF1, </text:p>
          </table:table-cell>
          <table:table-cell office:value-type="string">
            <text:p>1</text:p>
          </table:table-cell>
          <table:table-cell office:value-type="string">
            <text:p>8.2</text:p>
          </table:table-cell>
          <table:table-cell office:value-type="string">
            <text:p>RF</text:p>
          </table:table-cell>
          <table:table-cell office:value-type="string">
            <text:p>ValTronix:R_Axial_DIN0414_L11.9mm_D4.5mm_P15.24mm_Horizontal</text:p>
          </table:table-cell>
          <table:table-cell office:value-type="string">
            <text:p>Flameproof Fuse Resistor</text:p>
          </table:table-cell>
          <table:table-cell/>
        </table:table-row>
        <table:table-row table:style-name="ro1">
          <table:table-cell office:value-type="string">
            <text:p>SYM1, SYM3, </text:p>
          </table:table-cell>
          <table:table-cell office:value-type="string">
            <text:p>2</text:p>
          </table:table-cell>
          <table:table-cell office:value-type="string">
            <text:p>230V</text:p>
          </table:table-cell>
          <table:table-cell office:value-type="string">
            <text:p>SYM_Flash_Large</text:p>
          </table:table-cell>
          <table:table-cell office:value-type="string">
            <text:p>ValTronix:Symbol_HighVoltage_Silk</text:p>
          </table:table-cell>
          <table:table-cell office:value-type="string">
            <text:p>Flash symbol, large</text:p>
          </table:table-cell>
          <table:table-cell/>
        </table:table-row>
        <table:table-row table:style-name="ro1">
          <table:table-cell office:value-type="string">
            <text:p>SYM2, </text:p>
          </table:table-cell>
          <table:table-cell office:value-type="string">
            <text:p>1</text:p>
          </table:table-cell>
          <table:table-cell table:number-columns-repeated="2" office:value-type="string">
            <text:p>SYM_ESD_Large</text:p>
          </table:table-cell>
          <table:table-cell office:value-type="string">
            <text:p>Symbols:ESD-Logo_8.9x8mm_SilkScreen</text:p>
          </table:table-cell>
          <table:table-cell office:value-type="string">
            <text:p>ESD warning/"Do not touch" symbol, large</text:p>
          </table:table-cell>
          <table:table-cell/>
        </table:table-row>
        <table:table-row table:style-name="ro1">
          <table:table-cell office:value-type="string">
            <text:p>TP1, </text:p>
          </table:table-cell>
          <table:table-cell office:value-type="string">
            <text:p>1</text:p>
          </table:table-cell>
          <table:table-cell office:value-type="string">
            <text:p>5V</text:p>
          </table:table-cell>
          <table:table-cell office:value-type="string">
            <text:p>TestPoint_Flag</text:p>
          </table:table-cell>
          <table:table-cell office:value-type="string">
            <text:p>Measurement_Points:Measurement_Point_Square-SMD-Pad_Big</text:p>
          </table:table-cell>
          <table:table-cell office:value-type="string">
            <text:p>test point (alternative flag-style design)</text:p>
          </table:table-cell>
          <table:table-cell/>
        </table:table-row>
        <table:table-row table:style-name="ro1">
          <table:table-cell office:value-type="string">
            <text:p>TP2, </text:p>
          </table:table-cell>
          <table:table-cell office:value-type="string">
            <text:p>1</text:p>
          </table:table-cell>
          <table:table-cell office:value-type="string">
            <text:p>~RESET</text:p>
          </table:table-cell>
          <table:table-cell office:value-type="string">
            <text:p>TestPoint</text:p>
          </table:table-cell>
          <table:table-cell office:value-type="string">
            <text:p>Measurement_Points:Measurement_Point_Round-SMD-Pad_Small</text:p>
          </table:table-cell>
          <table:table-cell office:value-type="string">
            <text:p>test point</text:p>
          </table:table-cell>
          <table:table-cell/>
        </table:table-row>
        <table:table-row table:style-name="ro1">
          <table:table-cell office:value-type="string">
            <text:p>TP3, </text:p>
          </table:table-cell>
          <table:table-cell office:value-type="string">
            <text:p>1</text:p>
          </table:table-cell>
          <table:table-cell office:value-type="string">
            <text:p>4MHz</text:p>
          </table:table-cell>
          <table:table-cell office:value-type="string">
            <text:p>TestPoint_Probe</text:p>
          </table:table-cell>
          <table:table-cell office:value-type="string">
            <text:p>Measurement_Points:Measurement_Point_Round-SMD-Pad_Small</text:p>
          </table:table-cell>
          <table:table-cell office:value-type="string">
            <text:p>test point (alternative probe-style design)</text:p>
          </table:table-cell>
          <table:table-cell/>
        </table:table-row>
        <table:table-row table:style-name="ro1">
          <table:table-cell office:value-type="string">
            <text:p>TP4, </text:p>
          </table:table-cell>
          <table:table-cell office:value-type="string">
            <text:p>1</text:p>
          </table:table-cell>
          <table:table-cell office:value-type="string">
            <text:p>Temp</text:p>
          </table:table-cell>
          <table:table-cell office:value-type="string">
            <text:p>TestPoint_Probe</text:p>
          </table:table-cell>
          <table:table-cell office:value-type="string">
            <text:p>Measurement_Points:Measurement_Point_Round-SMD-Pad_Small</text:p>
          </table:table-cell>
          <table:table-cell office:value-type="string">
            <text:p>test point (alternative probe-style design)</text:p>
          </table:table-cell>
          <table:table-cell/>
        </table:table-row>
        <table:table-row table:style-name="ro1">
          <table:table-cell office:value-type="string">
            <text:p>TP5, </text:p>
          </table:table-cell>
          <table:table-cell office:value-type="string">
            <text:p>1</text:p>
          </table:table-cell>
          <table:table-cell office:value-type="string">
            <text:p>I</text:p>
          </table:table-cell>
          <table:table-cell office:value-type="string">
            <text:p>TestPoint_2Pole</text:p>
          </table:table-cell>
          <table:table-cell office:value-type="string">
            <text:p>Measurement_Points:Test_Point_2Pads</text:p>
          </table:table-cell>
          <table:table-cell office:value-type="string">
            <text:p>2-polar test point</text:p>
          </table:table-cell>
          <table:table-cell/>
        </table:table-row>
        <table:table-row table:style-name="ro1">
          <table:table-cell office:value-type="string">
            <text:p>TP6, </text:p>
          </table:table-cell>
          <table:table-cell office:value-type="string">
            <text:p>1</text:p>
          </table:table-cell>
          <table:table-cell office:value-type="string">
            <text:p>V</text:p>
          </table:table-cell>
          <table:table-cell office:value-type="string">
            <text:p>TestPoint_2Pole</text:p>
          </table:table-cell>
          <table:table-cell office:value-type="string">
            <text:p>Measurement_Points:Test_Point_2Pads</text:p>
          </table:table-cell>
          <table:table-cell office:value-type="string">
            <text:p>2-polar test point</text:p>
          </table:table-cell>
          <table:table-cell/>
        </table:table-row>
        <table:table-row table:style-name="ro1">
          <table:table-cell office:value-type="string">
            <text:p>TP7, </text:p>
          </table:table-cell>
          <table:table-cell office:value-type="string">
            <text:p>1</text:p>
          </table:table-cell>
          <table:table-cell office:value-type="string">
            <text:p>Test</text:p>
          </table:table-cell>
          <table:table-cell office:value-type="string">
            <text:p>TestPoint_Probe</text:p>
          </table:table-cell>
          <table:table-cell office:value-type="string">
            <text:p>Measurement_Points:Measurement_Point_Round-SMD-Pad_Small</text:p>
          </table:table-cell>
          <table:table-cell office:value-type="string">
            <text:p>test point (alternative probe-style design)</text:p>
          </table:table-cell>
          <table:table-cell/>
        </table:table-row>
        <table:table-row table:style-name="ro1">
          <table:table-cell office:value-type="string">
            <text:p>TP8, </text:p>
          </table:table-cell>
          <table:table-cell office:value-type="string">
            <text:p>1</text:p>
          </table:table-cell>
          <table:table-cell office:value-type="string">
            <text:p>Vref</text:p>
          </table:table-cell>
          <table:table-cell office:value-type="string">
            <text:p>TestPoint_Flag</text:p>
          </table:table-cell>
          <table:table-cell office:value-type="string">
            <text:p>Measurement_Points:Measurement_Point_Round-SMD-Pad_Small</text:p>
          </table:table-cell>
          <table:table-cell office:value-type="string">
            <text:p>test point (alternative flag-style design)</text:p>
          </table:table-cell>
          <table:table-cell/>
        </table:table-row>
        <table:table-row table:style-name="ro1">
          <table:table-cell office:value-type="string">
            <text:p>TP9, </text:p>
          </table:table-cell>
          <table:table-cell office:value-type="string">
            <text:p>1</text:p>
          </table:table-cell>
          <table:table-cell office:value-type="string">
            <text:p>V+</text:p>
          </table:table-cell>
          <table:table-cell office:value-type="string">
            <text:p>TestPoint</text:p>
          </table:table-cell>
          <table:table-cell office:value-type="string">
            <text:p>Measurement_Points:Test_Point_Keystone_5019_Minature</text:p>
          </table:table-cell>
          <table:table-cell office:value-type="string">
            <text:p>test point</text:p>
          </table:table-cell>
          <table:table-cell/>
        </table:table-row>
        <table:table-row table:style-name="ro1">
          <table:table-cell office:value-type="string">
            <text:p>TP10, </text:p>
          </table:table-cell>
          <table:table-cell office:value-type="string">
            <text:p>1</text:p>
          </table:table-cell>
          <table:table-cell office:value-type="string">
            <text:p>+3V3A</text:p>
          </table:table-cell>
          <table:table-cell office:value-type="string">
            <text:p>TestPoint_Flag</text:p>
          </table:table-cell>
          <table:table-cell office:value-type="string">
            <text:p>Measurement_Points:Measurement_Point_Square-SMD-Pad_Big</text:p>
          </table:table-cell>
          <table:table-cell office:value-type="string">
            <text:p>test point (alternative flag-style design)</text:p>
          </table:table-cell>
          <table:table-cell/>
        </table:table-row>
        <table:table-row table:style-name="ro1">
          <table:table-cell office:value-type="string">
            <text:p>TP11, </text:p>
          </table:table-cell>
          <table:table-cell office:value-type="string">
            <text:p>1</text:p>
          </table:table-cell>
          <table:table-cell office:value-type="string">
            <text:p>L</text:p>
          </table:table-cell>
          <table:table-cell office:value-type="string">
            <text:p>TestPoint</text:p>
          </table:table-cell>
          <table:table-cell office:value-type="string">
            <text:p>Measurement_Points:Measurement_Point_Square-SMD-Pad_Small</text:p>
          </table:table-cell>
          <table:table-cell office:value-type="string">
            <text:p>test point</text:p>
          </table:table-cell>
          <table:table-cell/>
        </table:table-row>
        <table:table-row table:style-name="ro1">
          <table:table-cell office:value-type="string">
            <text:p>TP12, </text:p>
          </table:table-cell>
          <table:table-cell office:value-type="string">
            <text:p>1</text:p>
          </table:table-cell>
          <table:table-cell office:value-type="string">
            <text:p>N</text:p>
          </table:table-cell>
          <table:table-cell office:value-type="string">
            <text:p>TestPoint</text:p>
          </table:table-cell>
          <table:table-cell office:value-type="string">
            <text:p>Measurement_Points:Measurement_Point_Round-TH_Big</text:p>
          </table:table-cell>
          <table:table-cell office:value-type="string">
            <text:p>test point</text:p>
          </table:table-cell>
          <table:table-cell/>
        </table:table-row>
        <table:table-row table:style-name="ro1">
          <table:table-cell office:value-type="string">
            <text:p>TP13, </text:p>
          </table:table-cell>
          <table:table-cell office:value-type="string">
            <text:p>1</text:p>
          </table:table-cell>
          <table:table-cell office:value-type="string">
            <text:p>GNDA</text:p>
          </table:table-cell>
          <table:table-cell office:value-type="string">
            <text:p>TestPoint_Alt</text:p>
          </table:table-cell>
          <table:table-cell office:value-type="string">
            <text:p>Measurement_Points:Measurement_Point_Round-TH_Big</text:p>
          </table:table-cell>
          <table:table-cell office:value-type="string">
            <text:p>test point (alternative shape)</text:p>
          </table:table-cell>
          <table:table-cell/>
        </table:table-row>
        <table:table-row table:style-name="ro1">
          <table:table-cell office:value-type="string">
            <text:p>TP14, </text:p>
          </table:table-cell>
          <table:table-cell office:value-type="string">
            <text:p>1</text:p>
          </table:table-cell>
          <table:table-cell office:value-type="string">
            <text:p>Vz</text:p>
          </table:table-cell>
          <table:table-cell office:value-type="string">
            <text:p>TestPoint</text:p>
          </table:table-cell>
          <table:table-cell office:value-type="string">
            <text:p>Measurement_Points:Measurement_Point_Round-SMD-Pad_Small</text:p>
          </table:table-cell>
          <table:table-cell office:value-type="string">
            <text:p>test point</text:p>
          </table:table-cell>
          <table:table-cell/>
        </table:table-row>
        <table:table-row table:style-name="ro1">
          <table:table-cell office:value-type="string">
            <text:p>TP15, </text:p>
          </table:table-cell>
          <table:table-cell office:value-type="string">
            <text:p>1</text:p>
          </table:table-cell>
          <table:table-cell office:value-type="string">
            <text:p>GND</text:p>
          </table:table-cell>
          <table:table-cell office:value-type="string">
            <text:p>TestPoint</text:p>
          </table:table-cell>
          <table:table-cell office:value-type="string">
            <text:p>Measurement_Points:Measurement_Point_Round-TH_Big</text:p>
          </table:table-cell>
          <table:table-cell office:value-type="string">
            <text:p>test point</text:p>
          </table:table-cell>
          <table:table-cell/>
        </table:table-row>
        <table:table-row table:style-name="ro1">
          <table:table-cell office:value-type="string">
            <text:p>TP16, </text:p>
          </table:table-cell>
          <table:table-cell office:value-type="string">
            <text:p>1</text:p>
          </table:table-cell>
          <table:table-cell office:value-type="string">
            <text:p>+3V3D</text:p>
          </table:table-cell>
          <table:table-cell office:value-type="string">
            <text:p>TestPoint_Flag</text:p>
          </table:table-cell>
          <table:table-cell office:value-type="string">
            <text:p>Measurement_Points:Measurement_Point_Square-SMD-Pad_Big</text:p>
          </table:table-cell>
          <table:table-cell office:value-type="string">
            <text:p>test point (alternative flag-style design)</text:p>
          </table:table-cell>
          <table:table-cell/>
        </table:table-row>
        <table:table-row table:style-name="ro1">
          <table:table-cell office:value-type="string">
            <text:p>TP17, </text:p>
          </table:table-cell>
          <table:table-cell office:value-type="string">
            <text:p>1</text:p>
          </table:table-cell>
          <table:table-cell office:value-type="string">
            <text:p>VCC</text:p>
          </table:table-cell>
          <table:table-cell office:value-type="string">
            <text:p>TestPoint</text:p>
          </table:table-cell>
          <table:table-cell office:value-type="string">
            <text:p>Measurement_Points:Measurement_Point_Square-SMD-Pad_Big</text:p>
          </table:table-cell>
          <table:table-cell office:value-type="string">
            <text:p>test point</text:p>
          </table:table-cell>
          <table:table-cell/>
        </table:table-row>
        <table:table-row table:style-name="ro1">
          <table:table-cell office:value-type="string">
            <text:p>TP18, </text:p>
          </table:table-cell>
          <table:table-cell office:value-type="string">
            <text:p>1</text:p>
          </table:table-cell>
          <table:table-cell office:value-type="string">
            <text:p>GNDD</text:p>
          </table:table-cell>
          <table:table-cell office:value-type="string">
            <text:p>TestPoint_Alt</text:p>
          </table:table-cell>
          <table:table-cell office:value-type="string">
            <text:p>Measurement_Points:Measurement_Point_Round-TH_Big</text:p>
          </table:table-cell>
          <table:table-cell office:value-type="string">
            <text:p>test point (alternative shape)</text:p>
          </table:table-cell>
          <table:table-cell/>
        </table:table-row>
        <table:table-row table:style-name="ro1">
          <table:table-cell office:value-type="string">
            <text:p>TP19, </text:p>
          </table:table-cell>
          <table:table-cell office:value-type="string">
            <text:p>1</text:p>
          </table:table-cell>
          <table:table-cell office:value-type="string">
            <text:p>Cr</text:p>
          </table:table-cell>
          <table:table-cell office:value-type="string">
            <text:p>TestPoint_Probe</text:p>
          </table:table-cell>
          <table:table-cell office:value-type="string">
            <text:p>Measurement_Points:Measurement_Point_Round-SMD-Pad_Small</text:p>
          </table:table-cell>
          <table:table-cell office:value-type="string">
            <text:p>test point (alternative probe-style design)</text:p>
          </table:table-cell>
          <table:table-cell/>
        </table:table-row>
        <table:table-row table:style-name="ro1">
          <table:table-cell office:value-type="string">
            <text:p>U1, </text:p>
          </table:table-cell>
          <table:table-cell office:value-type="string">
            <text:p>1</text:p>
          </table:table-cell>
          <table:table-cell table:number-columns-repeated="2" office:value-type="string">
            <text:p>MCP39F501</text:p>
          </table:table-cell>
          <table:table-cell office:value-type="string">
            <text:p>ValTronix:QFN-28-1EP_5x5mm_Pitch0.5mm</text:p>
          </table:table-cell>
          <table:table-cell office:value-type="string">
            <text:p>Power Monitor, Calculation and Energy Accumulation, UART, 16-bit, QFN-28</text:p>
          </table:table-cell>
          <table:table-cell/>
        </table:table-row>
        <table:table-row table:style-name="ro1">
          <table:table-cell office:value-type="string">
            <text:p>U2, </text:p>
          </table:table-cell>
          <table:table-cell office:value-type="string">
            <text:p>1</text:p>
          </table:table-cell>
          <table:table-cell table:number-columns-repeated="2" office:value-type="string">
            <text:p>MCP9700AT-ETT</text:p>
          </table:table-cell>
          <table:table-cell office:value-type="string">
            <text:p>ValTronix:SOT-23</text:p>
          </table:table-cell>
          <table:table-cell office:value-type="string">
            <text:p>Low power, analog thermistor temperature sensor, ±2C accuracy, -40C to +125C, in SOT-23-3</text:p>
          </table:table-cell>
          <table:table-cell/>
        </table:table-row>
        <table:table-row table:style-name="ro1">
          <table:table-cell office:value-type="string">
            <text:p>U3, U4, </text:p>
          </table:table-cell>
          <table:table-cell office:value-type="string">
            <text:p>2</text:p>
          </table:table-cell>
          <table:table-cell table:number-columns-repeated="2" office:value-type="string">
            <text:p>H11L1SM</text:p>
          </table:table-cell>
          <table:table-cell office:value-type="string">
            <text:p>ValTronix:SMDIP-6_W9.53mm</text:p>
          </table:table-cell>
          <table:table-cell office:value-type="string">
            <text:p>Schmitt Trigger Output Optocoupler, High Speed, Open-Collector, SO-6, 1.6mA turn on threshold</text:p>
          </table:table-cell>
          <table:table-cell/>
        </table:table-row>
        <table:table-row table:style-name="ro1">
          <table:table-cell office:value-type="string">
            <text:p>U5, </text:p>
          </table:table-cell>
          <table:table-cell office:value-type="string">
            <text:p>1</text:p>
          </table:table-cell>
          <table:table-cell table:number-columns-repeated="2" office:value-type="string">
            <text:p>PC827</text:p>
          </table:table-cell>
          <table:table-cell office:value-type="string">
            <text:p>ValTronix:DIP-8_W7.62mm</text:p>
          </table:table-cell>
          <table:table-cell office:value-type="string">
            <text:p>Dual DC Optocoupler, Vce 35V, CTR 50%, DIP-8</text:p>
          </table:table-cell>
          <table:table-cell/>
        </table:table-row>
        <table:table-row table:style-name="ro1">
          <table:table-cell office:value-type="string">
            <text:p>U6, </text:p>
          </table:table-cell>
          <table:table-cell office:value-type="string">
            <text:p>1</text:p>
          </table:table-cell>
          <table:table-cell table:number-columns-repeated="2" office:value-type="string">
            <text:p>PC817</text:p>
          </table:table-cell>
          <table:table-cell office:value-type="string">
            <text:p>ValTronix:DIP-4_W7.62mm</text:p>
          </table:table-cell>
          <table:table-cell office:value-type="string">
            <text:p>DC Optocoupler, Vce 35V, CTR 50-300%, DIP-4</text:p>
          </table:table-cell>
          <table:table-cell/>
        </table:table-row>
        <table:table-row table:style-name="ro1">
          <table:table-cell office:value-type="string">
            <text:p>U7, </text:p>
          </table:table-cell>
          <table:table-cell office:value-type="string">
            <text:p>1</text:p>
          </table:table-cell>
          <table:table-cell table:number-columns-repeated="2" office:value-type="string">
            <text:p>74LVC1G14</text:p>
          </table:table-cell>
          <table:table-cell office:value-type="string">
            <text:p>ValTronix:SOT-353_SC-70-5</text:p>
          </table:table-cell>
          <table:table-cell office:value-type="string">
            <text:p>Single Schmitt NOT Gate, Low-Voltage CMOS</text:p>
          </table:table-cell>
          <table:table-cell/>
        </table:table-row>
        <table:table-row table:style-name="ro1">
          <table:table-cell office:value-type="string">
            <text:p>U9, </text:p>
          </table:table-cell>
          <table:table-cell office:value-type="string">
            <text:p>1</text:p>
          </table:table-cell>
          <table:table-cell table:number-columns-repeated="2" office:value-type="string">
            <text:p>TL431DBZ</text:p>
          </table:table-cell>
          <table:table-cell office:value-type="string">
            <text:p>ValTronix:SOT-23</text:p>
          </table:table-cell>
          <table:table-cell office:value-type="string">
            <text:p>Shunt Regulator, SOT-23</text:p>
          </table:table-cell>
          <table:table-cell/>
        </table:table-row>
        <table:table-row table:style-name="ro1">
          <table:table-cell office:value-type="string">
            <text:p>U10, </text:p>
          </table:table-cell>
          <table:table-cell office:value-type="string">
            <text:p>1</text:p>
          </table:table-cell>
          <table:table-cell table:number-columns-repeated="2" office:value-type="string">
            <text:p>LNK3202P</text:p>
          </table:table-cell>
          <table:table-cell office:value-type="string">
            <text:p>ValTronix:PDIP-8C</text:p>
          </table:table-cell>
          <table:table-cell office:value-type="string">
            <text:p>LinkSwitch-TN2 Family, 80mA Output Current, DIP-8C</text:p>
          </table:table-cell>
          <table:table-cell/>
        </table:table-row>
        <table:table-row table:style-name="ro1">
          <table:table-cell office:value-type="string">
            <text:p>U11, </text:p>
          </table:table-cell>
          <table:table-cell office:value-type="string">
            <text:p>1</text:p>
          </table:table-cell>
          <table:table-cell table:number-columns-repeated="2" office:value-type="string">
            <text:p>PC817</text:p>
          </table:table-cell>
          <table:table-cell office:value-type="string">
            <text:p>ValTronix:DIP-4_W7.62mm_LongPads</text:p>
          </table:table-cell>
          <table:table-cell office:value-type="string">
            <text:p>DC Optocoupler, Vce 35V, CTR 50-300%, DIP-4</text:p>
          </table:table-cell>
          <table:table-cell/>
        </table:table-row>
        <table:table-row table:style-name="ro1">
          <table:table-cell office:value-type="string">
            <text:p>U12, </text:p>
          </table:table-cell>
          <table:table-cell office:value-type="string">
            <text:p>1</text:p>
          </table:table-cell>
          <table:table-cell table:number-columns-repeated="2" office:value-type="string">
            <text:p>AMS1117-3.3</text:p>
          </table:table-cell>
          <table:table-cell office:value-type="string">
            <text:p>ValTronix:SOT-223-3_TabPin2</text:p>
          </table:table-cell>
          <table:table-cell office:value-type="string">
            <text:p>1A Low Dropout regulator, positive, adjustable output, SOT-223</text:p>
          </table:table-cell>
          <table:table-cell/>
        </table:table-row>
        <table:table-row table:style-name="ro1">
          <table:table-cell office:value-type="string">
            <text:p>U13, </text:p>
          </table:table-cell>
          <table:table-cell office:value-type="string">
            <text:p>1</text:p>
          </table:table-cell>
          <table:table-cell office:value-type="string">
            <text:p>BD4830G</text:p>
          </table:table-cell>
          <table:table-cell office:value-type="string">
            <text:p>BD48xxG</text:p>
          </table:table-cell>
          <table:table-cell office:value-type="string">
            <text:p>ValTronix:SSOP-5_2.9x2.8mm_Pitch0.95mm</text:p>
          </table:table-cell>
          <table:table-cell office:value-type="string">
            <text:p>Standard CMOS Voltage Detector IC, Open Drain Output, SSOP5</text:p>
          </table:table-cell>
          <table:table-cell/>
        </table:table-row>
        <table:table-row table:style-name="ro1">
          <table:table-cell office:value-type="string">
            <text:p>X1, </text:p>
          </table:table-cell>
          <table:table-cell office:value-type="string">
            <text:p>1</text:p>
          </table:table-cell>
          <table:table-cell table:number-columns-repeated="2" office:value-type="string">
            <text:p>SG-310</text:p>
          </table:table-cell>
          <table:table-cell office:value-type="string">
            <text:p>Oscillators:Oscillator_SMD_SeikoEpson_SG8002CE-4pin_3.2x2.5mm</text:p>
          </table:table-cell>
          <table:table-cell office:value-type="string">
            <text:p>CMOS Crystal Oscillator SPXO, SMD package 3.2x2.5mm²</text:p>
          </table:table-cell>
          <table:table-cell/>
        </table:table-row>
        <table:table-row table:style-name="ro1">
          <table:table-cell office:value-type="string">
            <text:p>Y1, </text:p>
          </table:table-cell>
          <table:table-cell office:value-type="string">
            <text:p>1</text:p>
          </table:table-cell>
          <table:table-cell office:value-type="string">
            <text:p>4MHz</text:p>
          </table:table-cell>
          <table:table-cell office:value-type="string">
            <text:p>Crystal</text:p>
          </table:table-cell>
          <table:table-cell office:value-type="string">
            <text:p>ValTronix:Crystal_HC49-4H_Vertical</text:p>
          </table:table-cell>
          <table:table-cell office:value-type="string">
            <text:p>Two pin crystal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scale-to-X="1" style:scale-to-Y="8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30">30/11/2020</text:date>, <text:time>09:1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Valéry Marzlin</meta:printed-by>
    <meta:print-date>2020-11-28T23:29:16.68</meta:print-date>
    <dc:date>2020-11-30T09:19:19.24</dc:date>
    <dc:creator>Valéry Marzlin</dc:creator>
    <meta:generator>OpenOffice/4.1.6$Win32 OpenOffice.org_project/416m1$Build-9790</meta:generator>
    <meta:editing-duration>P1DT10H17M41S</meta:editing-duration>
    <meta:editing-cycles>1</meta:editing-cycles>
    <meta:document-statistic meta:table-count="1" meta:cell-count="527" meta:object-count="0"/>
  </office:meta>
</office:document-meta>
</file>